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11.6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baudrate </text:p>
          </table:table-cell>
          <table:table-cell office:value-type="float" office:value="1200">
            <text:p>1200</text:p>
          </table:table-cell>
          <table:table-cell office:value-type="string">
            <text:p>Bits per sec</text:p>
          </table:table-cell>
          <table:table-cell/>
        </table:table-row>
        <table:table-row table:style-name="ro2">
          <table:table-cell office:value-type="string">
            <text:p>byte rate </text:p>
          </table:table-cell>
          <table:table-cell table:formula="of:=[.B3]/11" office:value-type="float" office:value="109.090909090909">
            <text:p>109.0909090909</text:p>
          </table:table-cell>
          <table:table-cell office:value-type="string">
            <text:p>Bytes per secs (divide by 11 allows for one bit idle time over the theoreticl max data rate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framed_packet_size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packet_sec</text:p>
          </table:table-cell>
          <table:table-cell table:formula="of:=[.B4]/[.B6]" office:value-type="float" office:value="12.1212121212121">
            <text:p>12.12121212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packets for all data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data change sec</text:p>
          </table:table-cell>
          <table:table-cell table:formula="of:=[.B8]/[.B10]" office:value-type="float" office:value="4.04040404040404">
            <text:p>4.040404040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timing </text:p>
          </table:table-cell>
          <table:table-cell table:formula="of:=ROUND(1000000/([.B12]*[.B10]))" office:value-type="float" office:value="82500">
            <text:p>82500</text:p>
          </table:table-cell>
          <table:table-cell office:value-type="string">
            <text:p>usec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resolution at deg 1e-7</text:p>
          </table:table-cell>
          <table:table-cell/>
          <table:table-cell table:formula="of:=TAN(RADIANS(0.0000001)) * 637100000" office:value-type="float" office:value="1.11194926644559">
            <text:p>1.1119492664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formula="of:=3/50" office:value-type="float" office:value="0.06">
            <text:p>0.0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formula="of:= 1/[.B22]" office:value-type="float" office:value="16.6666666666667">
            <text:p>16.6666666667</text:p>
          </table:table-cell>
          <table:table-cell table:number-columns-repeated="2"/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3-12-13T08:48:03</meta:creation-date>
    <dc:date>2013-12-13T21:59:17</dc:date>
    <dc:creator>Andy </dc:creator>
    <meta:editing-duration>PT2H15M27S</meta:editing-duration>
    <meta:editing-cycles>7</meta:editing-cycles>
    <meta:generator>LibreOffice/3.5$Linux_x86 LibreOffice_project/350m1$Build-2</meta:generator>
    <meta:document-statistic meta:table-count="3" meta:cell-count="22" meta:object-count="0"/>
  </office:meta>
</office:document-meta>
</file>